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bold" officeooo:rsid="00090896" officeooo:paragraph-rsid="00090896"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69c7" officeooo:paragraph-rsid="000a69c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90896" officeooo:paragraph-rsid="0009629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90896" officeooo:paragraph-rsid="000a69c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a69c7" officeooo:paragraph-rsid="000a69c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bd8d" officeooo:paragraph-rsid="000bbd8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bd8d" officeooo:paragraph-rsid="000bc40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bc40d" officeooo:paragraph-rsid="000bc40d"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style="italic" style:text-underline-style="none" fo:font-weight="normal" officeooo:rsid="000bc40d" officeooo:paragraph-rsid="000bc40d"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a69c7" officeooo:paragraph-rsid="000a69c7"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bd8d" officeooo:paragraph-rsid="000bbd8d" style:font-size-asian="14pt" style:font-weight-asian="bold" style:font-size-complex="14pt" style:font-weight-complex="bold"/>
    </style:style>
    <style:style style:name="T1" style:family="text">
      <style:text-properties officeooo:rsid="00096293"/>
    </style:style>
    <style:style style:name="T2" style:family="text">
      <style:text-properties officeooo:rsid="000a69c7"/>
    </style:style>
    <style:style style:name="T3" style:family="text">
      <style:text-properties officeooo:rsid="000bbd8d"/>
    </style:style>
    <style:style style:name="T4" style:family="text">
      <style:text-properties officeooo:rsid="000bc40d"/>
    </style:style>
    <style:style style:name="T5" style:family="text">
      <style:text-properties fo:font-style="normal" officeooo:rsid="000bc40d" style:font-style-asian="normal" style:font-style-complex="normal"/>
    </style:style>
    <style:style style:name="T6" style:family="text">
      <style:text-properties officeooo:rsid="000cef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Server Architecture:</text:p>
      <text:p text:style-name="P3">Our approach was to create a thread pool the size that it retrieves by the configuration file. Each thread in the thread pool will handle the requests of each client that connects to the server, but the number of clients that could not be handled by any thread cannot exceed the max queue size which in our case is 5. When the limit of the queue is surpassed the server won't accept any other connection from a client.</text:p>
      <text:p text:style-name="P3"/>
      <text:p text:style-name="P3"><text:span text:style-name="T1">We implemented a library in c which contains structs that involve the parsing and handling of requests as well as the execution of the main http requests GET, HEAD, DELETE.</text:span></text:p>
      <text:p text:style-name="P3"/>
      <text:p text:style-name="P10">Brief <text:span text:style-name="T6">Implementation </text:span>Summary</text:p>
      <text:p text:style-name="P5">The server uses each thread for each client it accepts therefore each thread is called with the socket number that the client listens to. When no sockets are available for new clients to connect to the server is busy waiting till a client finishes his session. After <text:span text:style-name="T3">some time,</text:span> when a client has finished his session any client that is waiting, is accepted else the finished thread is waiting to be signaled when a new client arrives.</text:p>
      <text:p text:style-name="P2"/>
      <text:p text:style-name="P6">To capture the requests from a client we used the recv() function which we also used for finding out <text:s/>if a client has ended his session from his side. This method specializes on sockets which we obviously used for implementing the client and the server.</text:p>
      <text:p text:style-name="P2"/>
      <text:p text:style-name="P4"><text:span text:style-name="T1">For a part of the implementation of the GET request we used the function lstat() to find out the size of the requested file in bytes. Each response terminates with the special character 'ETX' so it is possible to know the state of the request.</text:span></text:p>
      <text:p text:style-name="P4"/>
      <text:p text:style-name="P4"><text:span text:style-name="T2">As for the content-type of the request we created a function that tokenizes the file path and retrieves the file's extension and if it qualifies with recommended extensions we print the analogous results. </text:span></text:p>
      <text:p text:style-name="P4"/>
      <text:p text:style-name="P4"/>
      <text:p text:style-name="P11">Implementation Difficulties:</text:p>
      <text:p text:style-name="P6">We had a problem understanding how the server handles each request so we used the web browser to print on the server the get request structure to get an idea how we will implement a similar structure. </text:p>
      <text:p text:style-name="P6"/>
      <text:p text:style-name="P6"/>
      <text:p text:style-name="P7">We experienced a problem,stating that the server's port is already in use,when the server was starting for the second time <text:span text:style-name="T4">after</text:span> a SIGINT signal <text:span text:style-name="T4">termination</text:span> <text:span text:style-name="T4">and </text:span>after a client has connected to it.</text:p>
      <text:p text:style-name="P7"/>
      <text:p text:style-name="P9">Error in bind().: Address already in use</text:p>
      <text:p text:style-name="P6"/>
      <text:p text:style-name="P6"><text:s/><text:span text:style-name="T5">To solve this problem we added an option to the main socket between the client and the server so the previous socket file descriptor was overridden by the new one. The function that did that was setsockopt().</text:span></text:p>
      <text:p text:style-name="P6"/>
      <text:p text:style-name="P6"/>
      <text:p text:style-name="P8">Lastly we had a problem involving a segmentation fault that was triggered in the server's side every time the client would terminate his session with a SIGINT signal. The problem was solved with the use of a value(=0) that the recv() function returns when a client has shutdown connection. </text:p>
      <text:p text:style-name="P6"><text:span text:style-name="T5"/></text:p>
      <text:p text:style-name="P4"><text:span text:style-name="T2"><text:tab/> <text:s/></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os </meta:initial-creator>
    <meta:creation-date>2015-04-28T18:52:18.129962964</meta:creation-date>
    <dc:date>2015-04-28T20:10:41.138295046</dc:date>
    <dc:creator>Philippos </dc:creator>
    <meta:editing-duration>PT1H3M40S</meta:editing-duration>
    <meta:editing-cycles>3</meta:editing-cycles>
    <meta:generator>LibreOffice/4.2.7.2$Linux_X86_64 LibreOffice_project/420m0$Build-2</meta:generator>
    <meta:document-statistic meta:table-count="0" meta:image-count="0" meta:object-count="0" meta:page-count="1" meta:paragraph-count="15" meta:word-count="479" meta:character-count="2747" meta:non-whitespace-character-count="2271"/>
  </office:meta>
</office:document-meta>
</file>